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/>
    </style:style>
    <style:style style:name="P2" style:family="paragraph" style:parent-style-name="Standard">
      <style:text-properties fo:font-weight="bold" officeooo:rsid="00065912" officeooo:paragraph-rsid="00065912"/>
    </style:style>
    <style:style style:name="P3" style:family="paragraph" style:parent-style-name="Standard">
      <style:text-properties fo:font-weight="bold" officeooo:rsid="00081db5" officeooo:paragraph-rsid="00081db5"/>
    </style:style>
    <style:style style:name="P4" style:family="paragraph" style:parent-style-name="Standard">
      <style:text-properties fo:font-weight="bold" officeooo:rsid="00099e5b" officeooo:paragraph-rsid="00099e5b"/>
    </style:style>
    <style:style style:name="P5" style:family="paragraph" style:parent-style-name="Standard">
      <style:text-properties fo:font-weight="bold" officeooo:rsid="000ce584" officeooo:paragraph-rsid="000ce584"/>
    </style:style>
    <style:style style:name="P6" style:family="paragraph" style:parent-style-name="Standard">
      <style:text-properties fo:font-weight="bold"/>
    </style:style>
    <style:style style:name="P7" style:family="paragraph" style:parent-style-name="Standard">
      <style:text-properties fo:font-weight="bold" officeooo:rsid="00102eaf" officeooo:paragraph-rsid="00102eaf"/>
    </style:style>
    <style:style style:name="P8" style:family="paragraph" style:parent-style-name="Standard">
      <style:text-properties fo:font-weight="bold" officeooo:rsid="00102eaf" officeooo:paragraph-rsid="00118b8d"/>
    </style:style>
    <style:style style:name="P9" style:family="paragraph" style:parent-style-name="Standard">
      <style:text-properties fo:font-weight="bold" officeooo:rsid="00118b8d" officeooo:paragraph-rsid="00118b8d"/>
    </style:style>
    <style:style style:name="P10" style:family="paragraph" style:parent-style-name="Standard">
      <style:text-properties fo:font-weight="bold" officeooo:rsid="0012c958" officeooo:paragraph-rsid="0012c958"/>
    </style:style>
    <style:style style:name="T1" style:family="text">
      <style:text-properties officeooo:rsid="00060971"/>
    </style:style>
    <style:style style:name="T2" style:family="text">
      <style:text-properties fo:color="#000000" style:font-name="Monospace" fo:font-size="10pt" style:font-size-asian="10pt" fo:background-color="#e8f2fe"/>
    </style:style>
    <style:style style:name="T3" style:family="text">
      <style:text-properties fo:color="#0000c0" style:font-name="Monospace" fo:font-size="10pt" style:font-size-asian="10pt" fo:background-color="#e8f2fe"/>
    </style:style>
    <style:style style:name="T4" style:family="text">
      <style:text-properties fo:color="#3f7f5f" style:font-name="Monospace" fo:font-size="10pt" style:font-size-asian="10pt" fo:background-color="#e8f2fe"/>
    </style:style>
    <style:style style:name="T5" style:family="text">
      <style:text-properties fo:color="#3f7f5f" style:font-name="Monospace" fo:font-size="10pt" style:text-underline-style="solid" style:text-underline-width="auto" style:text-underline-color="font-color" style:font-size-asian="10pt" fo:background-color="#e8f2fe"/>
    </style:style>
    <style:style style:name="T6" style:family="text">
      <style:text-properties fo:color="#3f7f5f" style:font-name="Monospace" fo:font-size="10pt" style:text-underline-style="solid" style:text-underline-width="auto" style:text-underline-color="font-color" officeooo:rsid="00118b8d" style:font-size-asian="10pt" fo:background-color="#e8f2fe"/>
    </style:style>
    <style:style style:name="T7" style:family="text">
      <style:text-properties fo:color="#7f0055" style:font-name="Monospace" fo:font-size="10pt" style:font-size-asian="10pt" style:font-weight-asian="bold" fo:background-color="#e8f2fe"/>
    </style:style>
    <style:style style:name="T8" style:family="text">
      <style:text-properties fo:color="#2a00ff" style:font-name="Monospace" fo:font-size="10pt" style:font-size-asian="10pt" fo:background-color="#e8f2fe"/>
    </style:style>
    <style:style style:name="T9" style:family="text">
      <style:text-properties fo:color="#2a00ff" style:font-name="Monospace" fo:font-size="10pt" style:text-underline-style="solid" style:text-underline-width="auto" style:text-underline-color="font-color" style:font-size-asian="10pt" fo:background-color="#e8f2f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do usermod -a -G dialout <text:span text:style-name="T1">calderete</text:span></text:p>
      <text:p text:style-name="P1">sudo chmod a+rw /dev/ttyACM0</text:p>
      <text:p text:style-name="P1">sudo chmod a+rw /dev/tty<text:span text:style-name="T1">USB0</text:span></text:p>
      <text:p text:style-name="P1"/>
      <text:p text:style-name="P2">VER LOS DISPOSITIVOS <text:s/>ARDUINO <text:s/>ls -l /dev/ttyACM*</text:p>
      <text:p text:style-name="P2">VER LOS DISPOSITIVOS USB <text:s text:c="5"/>ls -l /dev/ttyUSB*</text:p>
      <text:p text:style-name="P2"/>
      <text:p text:style-name="P2"/>
      <text:p text:style-name="P3">DEBUG ../../tools/sky/serialdump-linux -b115200 /dev/ttyUSB0</text:p>
      <text:p text:style-name="P5"/>
      <text:p text:style-name="P5">SEE PORTx <text:s text:c="2"/>sudo tcpdump -i any -v port 30007</text:p>
      <text:p text:style-name="P5"/>
      <text:p text:style-name="P4">git submodule update --init</text:p>
      <text:p text:style-name="P2"/>
      <text:p text:style-name="P1"/>
      <text:p text:style-name="P1"/>
      <text:p text:style-name="P1"/>
      <text:p text:style-name="P7">Include in coap-example-server.c</text:p>
      <text:p text:style-name="P7"/>
      <text:p text:style-name="P1"><text:span text:style-name="T7">#include</text:span><text:span text:style-name="T2"> </text:span><text:span text:style-name="T8">"net/routing/routing.h"</text:span></text:p>
      <text:p text:style-name="P1"><text:span text:style-name="T2"><text:s text:c="2"/>NETSTACK_ROUTING.</text:span><text:span text:style-name="T3">root_start</text:span><text:span text:style-name="T2">(); <text:s text:c="2"/></text:span><text:span text:style-name="T4">//</text:span><text:span text:style-name="T5">probando</text:span></text:p>
      <text:p text:style-name="P1"><text:span text:style-name="T5"/></text:p>
      <text:p text:style-name="P9"><text:span text:style-name="T5"/></text:p>
      <text:p text:style-name="P8"><text:span text:style-name="T5">Include in coap-example-</text:span><text:span text:style-name="T6">client</text:span><text:span text:style-name="T5">.c:</text:span></text:p>
      <text:p text:style-name="P9"><text:span text:style-name="T5">hard code: (or the corresponding )</text:span></text:p>
      <text:p text:style-name="P1"><text:span text:style-name="T9">"coap</text:span><text:span text:style-name="T8">://[fe80::212:4b00:430:53ef]"</text:span></text:p>
      <text:p text:style-name="P1"><text:span text:style-name="T5"/></text:p>
      <text:p text:style-name="P10"><text:span text:style-name="T5">SERVER sends CODE 45 with data or CODE 84 for no resource found</text:span></text:p>
      <text:p text:style-name="P1"><text:span text:style-name="T5"/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7:05:29.649626330</meta:creation-date>
    <dc:date>2018-04-10T18:46:31.692873239</dc:date>
    <meta:editing-duration>P2DT3H29M53S</meta:editing-duration>
    <meta:editing-cycles>9</meta:editing-cycles>
    <meta:generator>LibreOffice/5.2.7.2$Linux_X86_64 LibreOffice_project/20m0$Build-2</meta:generator>
    <meta:document-statistic meta:table-count="0" meta:image-count="0" meta:object-count="0" meta:page-count="1" meta:paragraph-count="15" meta:word-count="76" meta:character-count="594" meta:non-whitespace-character-count="521"/>
  </office:meta>
</office:document-meta>
</file>